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izerRegistry.singleton( Customizer custom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izerRegistry.get( Class &lt; T &gt; k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ustomizerRegistry.CustomizerRegistry( Class [ ] customiz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zerRegistry.add( KeyFactoryCustomizer customiz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